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halet London nineteen sixty" svg:font-family="'Chalet London nineteen sixty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e451"/>
    </style:style>
    <style:style style:name="P2" style:family="paragraph" style:parent-style-name="Standard">
      <style:text-properties style:font-name="Arial" fo:font-size="9pt" officeooo:rsid="000881ba" officeooo:paragraph-rsid="000881ba" style:font-size-asian="9pt" style:font-size-complex="9pt"/>
    </style:style>
    <style:style style:name="P3" style:family="paragraph" style:parent-style-name="Standard">
      <style:text-properties style:font-name="Arial" fo:font-size="9pt" officeooo:rsid="0009e451" officeooo:paragraph-rsid="0009e451" style:font-size-asian="9pt" style:font-size-complex="9pt"/>
    </style:style>
    <style:style style:name="P4" style:family="paragraph" style:parent-style-name="Standard">
      <style:text-properties style:font-name="Arial" fo:font-size="9pt" officeooo:paragraph-rsid="0009e451" style:font-size-asian="9pt" style:font-size-complex="9pt"/>
    </style:style>
    <style:style style:name="P5" style:family="paragraph" style:parent-style-name="Standard">
      <style:text-properties style:font-name="Arial" fo:font-size="9pt" officeooo:paragraph-rsid="000881ba" style:font-size-asian="9pt" style:font-size-complex="9pt"/>
    </style:style>
    <style:style style:name="P6" style:family="paragraph" style:parent-style-name="Standard">
      <style:text-properties style:font-name="Arial" fo:font-size="9pt" officeooo:paragraph-rsid="000b6023" style:font-size-asian="9pt" style:font-size-complex="9pt"/>
    </style:style>
    <style:style style:name="P7" style:family="paragraph" style:parent-style-name="Standard">
      <style:text-properties style:font-name="Arial" fo:font-size="9pt" officeooo:rsid="000cd54b" officeooo:paragraph-rsid="000cd54b" style:font-size-asian="9pt" style:font-size-complex="9pt"/>
    </style:style>
    <style:style style:name="P8" style:family="paragraph" style:parent-style-name="Text_20_body">
      <style:text-properties officeooo:paragraph-rsid="000c17c5"/>
    </style:style>
    <style:style style:name="T1" style:family="text">
      <style:text-properties officeooo:rsid="000881ba"/>
    </style:style>
    <style:style style:name="T2" style:family="text">
      <style:text-properties officeooo:rsid="0009e451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09e451"/>
    </style:style>
    <style:style style:name="T5" style:family="text">
      <style:text-properties fo:font-variant="normal" fo:text-transform="none" fo:color="#333333" fo:letter-spacing="normal" fo:font-style="normal" fo:font-weight="normal" officeooo:rsid="000b6023"/>
    </style:style>
    <style:style style:name="T6" style:family="text">
      <style:text-properties fo:font-variant="normal" fo:text-transform="none" fo:color="#333333" fo:letter-spacing="normal" fo:font-style="normal" fo:font-weight="normal" officeooo:rsid="000c17c5"/>
    </style:style>
    <style:style style:name="T7" style:family="text">
      <style:text-properties fo:font-variant="normal" fo:text-transform="none" fo:color="#333333" fo:letter-spacing="normal" officeooo:rsid="000b6023"/>
    </style:style>
    <style:style style:name="T8" style:family="text">
      <style:text-properties fo:font-variant="normal" fo:text-transform="none" fo:color="#333333" style:font-name="Arial" fo:font-size="9pt" fo:letter-spacing="normal" fo:font-style="normal" fo:font-weight="normal" officeooo:rsid="00105d93" style:font-size-asian="9pt" style:font-size-complex="9pt"/>
    </style:style>
    <style:style style:name="T9" style:family="text">
      <style:text-properties officeooo:rsid="000b6023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9pt" officeooo:rsid="0009e451" style:font-size-asian="9pt" style:font-size-complex="9pt"/>
    </style:style>
    <style:style style:name="T12" style:family="text">
      <style:text-properties style:font-name="Arial" fo:font-size="9pt" officeooo:rsid="000881ba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Queres ser policia? Yo no ….</text:p>
      <text:p text:style-name="P2"/>
      <text:p text:style-name="P2"/>
      <text:p text:style-name="P7">ya sea por voccion o interes economico. Ser policia es por lejos una de las profesiones de mayor riesgo <text:s/>conlleva a su vez una responsabilidad gigante y puede darte mucha satisfaccion personal. Los sueldos y beneficios de esta labor oscilan entre los $43.228 y los $72,447 ademas de una jubilacion muy buena y anticipada. Si estas interesado y no sabes en que consiste te contamos no solo como ser policia sino como ingresar a la fuerza mas moderna y pujante actualmente, la policia de la ciudad de buenos aires.</text:p>
      <text:p text:style-name="P2"/>
      <text:p text:style-name="P2"/>
      <text:p text:style-name="P3">Cuales son los requisitos?… </text:p>
      <text:p text:style-name="P3"/>
      <text:p text:style-name="P4"><text:span text:style-name="T2">Entre los requisitos mas destacados para la incorporacion tenemos las diferentes limitaciones de altura y masa corporal. </text:span></text:p>
      <text:p text:style-name="P4"><text:span text:style-name="T2">Para el personal masculino la altura debe ser </text:span><text:span text:style-name="T3">entre 1,60 m como mínimo y 1,95 m como máximo </text:span><text:span text:style-name="T4">y el indice de masa corporal 19-30. </text:span></text:p>
      <text:p text:style-name="P4"><text:span text:style-name="T4">Para el personal femenino la altura debera ser </text:span><text:span text:style-name="T3">entre 1,55 m como mínimo y 1,80 m como máximo </text:span><text:span text:style-name="T4">y el indice corporal 18-29.</text:span></text:p>
      <text:p text:style-name="P3"><text:span text:style-name="T3">Por otro lado se pide como requisito tambien:</text:span></text:p>
      <text:p text:style-name="P3"><text:span text:style-name="T3">*ser ciudadano argentino nativo o por opcion.</text:span></text:p>
      <text:p text:style-name="P3"><text:span text:style-name="T3">*tener entre 18 – 30 años.</text:span></text:p>
      <text:p text:style-name="P3"><text:span text:style-name="T3">*secundario completo</text:span></text:p>
      <text:p text:style-name="P3"><text:span text:style-name="T3">*Aprobar los programas y requisitos de formación y capacitación que establezca el Instituto Superior de Seguridad Pública.</text:span> </text:p>
      <text:p text:style-name="P3">*no poseer antecedentes penales o estar procesado.</text:p>
      <text:p text:style-name="P3"/>
      <text:p text:style-name="P2"/>
      <text:p text:style-name="P4"><text:span text:style-name="T2">Como hacer? … </text:span></text:p>
      <text:p text:style-name="P4"/>
      <text:p text:style-name="P1"><text:span text:style-name="T11">Para ser policía del gobierno de la ciudad debes ingresar al sitio AQUÍ! </text:span><text:a xlink:type="simple" xlink:href="http://policiadelaciudad.gob.ar/?q=content/formulario-incorporación-de-aspirante-cadetes" text:style-name="Internet_20_link" text:visited-style-name="Visited_20_Internet_20_Link"><text:span text:style-name="T10">http://policiadelaciudad.gob.ar/?q=content/formulario-incorporaci%C3%B3n-de-aspirante-cadetes</text:span></text:a><text:span text:style-name="T10"> </text:span><text:span text:style-name="T12">Veras un formulario donde cargar tus datos personales. Este formulario sera tomado como declaración jurada por lo que tenes que tener especial cuidado en no equivocarte. </text:span></text:p>
      <text:p text:style-name="P5"/>
      <text:p text:style-name="P5"><text:span text:style-name="T1">Una vez terminada la inscripción el sistema de la policía de la ciudad te dará de manera automática una fecha y un horario de citación para la primer entrevista y etapa de incorporación. </text:span></text:p>
      <text:p text:style-name="P2"><text:span text:style-name="T2">Recordá</text:span> presentarte con vestimenta formal, apariencia prolija y llevar original y fotocopia de DNI y certificado de estudios secundarios finalizados o en tramite. </text:p>
      <text:p text:style-name="P3">Tené en cuenta que la evaluación psicológica tiene una duración aproximada de 4 horas. <text:span text:style-name="T9">Y que para la evaluación psicofisica podes ver videos y tutoriales en internet sobre los puntos claves de la prueba. Las cuales incluyen resistencia y abdominales por ejemplo.</text:span></text:p>
      <text:p text:style-name="P2"/>
      <text:p text:style-name="P6"><text:span text:style-name="T9">Una vez aceptado por la fuerza comenzaremos la capacitación. </text:span><text:span text:style-name="T7"><text:s/>La misma </text:span><text:span text:style-name="T3">tiene la duración de un año y se cursa bajo el régimen de internado de lunes a viernes. Las jornadas arranca</text:span><text:span text:style-name="T5">n</text:span><text:span text:style-name="T3"> a las 6 de la mañana y finaliza</text:span><text:span text:style-name="T5">n</text:span><text:span text:style-name="T3"> a las 22. </text:span><text:span text:style-name="T6">se <text:s/>reciben clases sobre derechos humanos, policía comunitaria, seguridad pública, legislación porteña, aplicación de la Constitución Nacional y de la Ciudad de Buenos Aires, criminalística e informática. Un total de 33 materias dictadas por profesores universitarios, jueces y fiscales. </text:span></text:p>
      <text:p text:style-name="Text_20_body"/>
      <text:p text:style-name="P8"><text:span text:style-name="T8">Esperamos que te sirva toda esta informacion, que sea lo que necesitabas saber para terminar de decidirte a cambiar de profesion u obtener tu primer empleo. Podes escribirnos para darnos tu recomendación o consultarnos cualquier duda que podamos despejar. Tampoco olvides darle me gusta a nuestra funpage de facebook donde subimos muchos mas tips y recomendaciones. El trabajo que te mereces esta a la vuelta de la esquina solo hay que ir por el.</text:span><text:lin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halet London nineteen sixty" svg:font-family="'Chalet London nineteen sixty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21:14:20.208000000</meta:creation-date>
    <dc:date>2019-12-28T22:42:41.871000000</dc:date>
    <meta:editing-duration>PT45M8S</meta:editing-duration>
    <meta:editing-cycles>1</meta:editing-cycles>
    <meta:document-statistic meta:table-count="0" meta:image-count="0" meta:object-count="0" meta:page-count="1" meta:paragraph-count="19" meta:word-count="507" meta:character-count="3170" meta:non-whitespace-character-count="2668"/>
    <meta:generator>LibreOffice/6.3.4.2$Windows_X86_64 LibreOffice_project/60da17e045e08f1793c57c00ba83cdfce946d0aa</meta:generator>
  </office:meta>
</office:document-meta>
</file>